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NZALES RENGIFO, ERIKA YAKELI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31342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ONZALES RENGIFO, ERIKA YAKELI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3134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7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GRUPO GOMBU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4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6/11/2021</text:p>
          </table:table-cell>
          <table:table-cell table:style-name="Tabla2.A2" office:value-type="string">
            <text:p text:style-name="P7">69630987</text:p>
          </table:table-cell>
          <table:table-cell table:style-name="Tabla2.A2" office:value-type="string">
            <text:p text:style-name="P7">4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M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1:55:3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